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25cm" fo:min-width="7cm"/>
      <style:paragraph-properties style:writing-mode="lr-tb"/>
    </style:style>
    <style:style style:name="gr3" style:family="graphic" style:parent-style-name="standard">
      <style:graphic-properties svg:stroke-color="#ffdbb6" draw:fill-color="#729fcf" draw:textarea-horizontal-align="justify" draw:textarea-vertical-align="middle" draw:auto-grow-height="false" fo:min-height="3.25cm" fo:min-width="7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7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5.6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cm" fo:min-width="2.125cm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outline1" style:list-style-name="L4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.5cm" fo:margin-bottom="0cm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loext:graphic-properties draw:fill-color="#729fcf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Zwischenpräsentation 2</text:p>
          </draw:text-box>
        </draw:frame>
        <draw:frame presentation:style-name="pr2" draw:text-style-name="P1" draw:layer="layout" svg:width="25.199cm" svg:height="9.134cm" svg:x="1.5cm" svg:y="3.866cm" presentation:class="subtitle" presentation:user-transformed="true">
          <draw:text-box>
            <text:p/>
            <text:p/>
            <text:p/>
            <text:p/>
            <text:p><text:span text:style-name="T1">Sebastian Peters</text:span></text:p>
            <text:p><text:span text:style-name="T1">Marvin Weiler </text:span></text:p>
            <text:p><text:span text:style-name="T1">Georgios Karamoussanl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301cm" svg:y="0.871cm" presentation:class="title" presentation:user-transformed="true">
          <draw:text-box>
            <text:p>Probleme bei der Installation</text:p>
          </draw:text-box>
        </draw:frame>
        <draw:frame presentation:style-name="pr4" draw:layer="layout" svg:width="25.699cm" svg:height="11.5cm" svg:x="1.501cm" svg:y="3.5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Zusammenhang zwischen Python &amp; Shell Scripts zu Beginn </text:span><text:span text:style-name="T2">unklar </text:span></text:p>
                <text:p><text:span text:style-name="T2"/></text:p>
              </text:list-item>
              <text:list-item>
                <text:p><text:span text:style-name="T2">Wartezeit zwischen starten der Jobs und Scheduling der Jobs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4">
              <text:list-item>
                <text:p text:style-name="P3"><text:span text:style-name="T2">Abhängigkeiten in anderes </text:span><text:span text:style-name="T3">Repository</text:span></text:p>
                <text:p text:style-name="P3"><text:span text:style-name="T2">→ </text:span><text:span text:style-name="T2"><text:a xlink:href="https://github.com/nikolaussuess/nanonet" xlink:type="simple">Nanonet (ac3f8c6)</text:a></text:span><text:span text:style-name="T2"><text:s/>in den gleichen Ordner clonen.</text:span></text:p>
              </text:list-item>
            </text:list>
          </draw:text-box>
          <office:event-listeners>
            <presentation:event-listener script:event-name="dom:click" presentation:action="show" xlink:href="https://github.com/nikolaussuess/nanonet" xlink:type="simple" xlink:show="embed" xlink:actuate="onRequest"/>
          </office:event-listeners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 text:style-name="P3"><text:span text:style-name="T2">Timeout bricht Prozess ab obwohl nicht fertig</text:span><text:span text:style-name="T2"><text:line-break/></text:span><text:span text:style-name="T2">→ „pidfile / lockfile“ fuer jeden von at geplanten Prozesss</text:span><text:span text:style-name="T2"><text:line-break/></text:span><text:span text:style-name="T2">→ warten bis file nicht mehr vorhand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4"><text:span text:style-name="T2">Bei Fehlern bricht das Programm nicht ab</text:span></text:p>
              </text:list-item>
              <text:list-item>
                <text:p text:style-name="P4"><text:span text:style-name="T2">Ungültige Ergebnisse</text:span><text:span text:style-name="T2"><text:line-break/></text:span><text:span text:style-name="T2">→ script ein „set -e“ einfügen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blauf </text:p>
          </draw:text-box>
        </draw:frame>
        <draw:custom-shape draw:style-name="gr2" draw:text-style-name="P5" draw:layer="layout" svg:width="7.5cm" svg:height="3.5cm" svg:x="1.5cm" svg:y="3.685cm">
          <text:p text:style-name="P5">Algo in Simmulationsumgebng ausführ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8cm" svg:height="3.5cm" svg:x="16.5cm" svg:y="3.5cm">
          <text:p text:style-name="P5">JSON für Nanonet erstell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8cm" svg:height="2.5cm" svg:x="16.5cm" svg:y="10.5cm">
          <text:p text:style-name="P5">Vergleich plott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7cm" svg:height="2cm" svg:x="9.5cm" svg:y="4cm">
          <text:p text:style-name="P5">Routing ausgebe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2.999cm" svg:height="2.5cm" draw:transform="rotate (-1.55334303427495) translate (21.727cm 7.45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8T12:59:36.860863094</meta:creation-date>
    <dc:date>2022-06-08T14:16:44.188947241</dc:date>
    <meta:editing-duration>PT27M18S</meta:editing-duration>
    <meta:editing-cycles>3</meta:editing-cycles>
    <meta:generator>LibreOffice/7.3.3.2$Linux_X86_64 LibreOffice_project/30$Build-2</meta:generator>
    <meta:document-statistic meta:object-count="49"/>
  </office:meta>
</office:document-meta>
</file>